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ucida Grande"/>
    </style:style>
    <style:style style:name="T3" style:family="text">
      <style:text-properties style:font-name="AdineKirnberg-Script"/>
    </style:style>
    <style:style style:name="T4" style:family="text">
      <style:text-properties style:font-name="LiSong Pro Light" fo:letter-spacing="0.0000in"/>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王修亮   |  2020.01.07 12:42   |   <text:a xlink:type="simple" xlink:href="http://palinfo.habago.org/Entry?Command=Information_PrintForum&amp;iPage=1#FORUM38371"><text:span text:style-name="T1">#</text:span></text:a></text:p>
      <text:p text:style-name="P3">讀書時對三民主義很混，又年輕不懂事，完全不記得內容。今天看了非常佩服，如果年輕時好好讀一遍，這輩子在政治應該不會這麼無知。 <text:line-break/><text:line-break/>我從來不認為元朝與清朝屬於中國文化系統。這當然不代表「滿人」「金人」不能當中國人(當然也可以不屑當中國人)，國家是個體制，人有遷徙的自由，想當哪一國人都行，但文化是另一回事。 <text:line-break/>當然國家與文化兩者都是人文，都是可以滅絕的。全世界也可以統一成一種文化，只是要哪一種呢?在目前的狀況來看，選擇的過程不可能和平，必然是戰爭。 <text:line-break/>最後就是人類滅絕了吧?那也好，地球其他物種得救了.............. <text:line-break/><text:line-break/>民族之所以能存在，是因為文史所涵蓋的文化。台灣這二十年來的教育就是滅絕文化，以遂求台獨或獨台。 <text:line-break/><text:line-break/>中國在元、清兩代確實是亡國了，元朝將人民分成四種階級，漢人與南人是最低階的。清朝也嚴守滿漢階級，不得通婚，漢人大臣自稱「臣」，而滿人自稱「奴才」。 <text:line-break/>從漢人角度來說，似乎臣比奴才高階，其實是因為奴才是「家奴」，而臣是「外人」。 <text:line-break/>兩者階級天差地別，所以漢人「想做家奴都不可得」。 <text:line-break/><text:line-break/>台灣目前拼命想成為美、日的家奴，可憐的是「不可得」。 <text:line-break/><text:line-break/>陳真所說的我一向感同身受，唯獨這一句一直不贊同：「台美之間不是大哥和小弟的關係，而是主人和他的狗。」 <text:line-break/><text:line-break/>不！ <text:line-break/><text:line-break/>台灣哪裡配作狗！狗是家奴，是養在主人家裡的，是有感情的！ <text:line-break/>台灣不過是隻非家養的流浪牛！不供給食物、居所，需要的時候招過來擠擠奶，有其他需要的時候宰了吃肉、製皮！</text:p>
      <text:p text:style-name="P2">陳真   |  2020.01.07 10:59   |   <text:a xlink:type="simple" xlink:href="http://palinfo.habago.org/Entry?Command=Information_PrintForum&amp;iPage=1#FORUM38370"><text:span text:style-name="T1">#</text:span></text:a></text:p>
      <text:p text:style-name="P4">秉叡， <text:line-break/><text:line-break/>你的評論有點難以理解，這個 "沒有白吃" 的 "午餐" 是指誰吃了？日本或美國？ <text:line-break/><text:line-break/>天下不但有白吃的午餐，而且這恐怕才是輸出美式民主到全世界的基本常態，你家就是我家；靠的就是拳頭；只要拳頭夠大，想吃什麼就吃，不用錢，吃到飽，吃完對方還得倒貼，否則我就殺你全家。 <text:line-break/><text:line-break/>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 "特權"。台至於灣，連跟川普那混蛋講一通電話，都能視為天大的恩寵，舉 "國" 歡騰。 <text:line-break/><text:line-break/>台美之間不是大哥和小弟的關係，而是主人和他的狗。人會和狗打契約，明定權利事項嗎？你會跟你家的狗進行協商、雙方立契為據嗎？當然不會。美國對於台灣，就是這樣一種足可支配一切的地位。 <text:line-break/><text:line-break/>美國人從來都不會把幾個小弟以外的人看成人。這也是為什麼很多日本人對於給美國人當小弟不但不以為忤，反而感到榮耀。台灣如果也能有這等地位，台灣人應該會連走路都能抬頭挺胸虎虎生風吧。 <text:line-break/><text:line-break/>如果我沒記錯，阿扁曾經說，AIT 隨便一個小職員都能對台灣所謂總統頤指氣使。為什麼呢？阿扁說，因為台灣總統只是 "美國在台軍政府" 的一個執行者，一個夥計。阿扁其實講得夠委婉了，事實上美國人哪會把台灣人當夥計，他是把你當成狗，當成人肉炸彈。 <text:line-break/><text:line-break/>高中時念國父的三民主義，裏頭有個說法深得我心。孫文說，雖然我們追求世界大同，但是，就階段性來講，在我們打倒列強帝國殖民主義之前，民族主義就是國家圖發達、種族圖生存的寶貝。 <text:line-break/><text:line-break/>過去二十幾年來，喝了點洋墨水，看了一點西方世界，我對國父這個想法的認同感似乎也較年少時更為深刻且迫切。 <text:line-break/><text:line-break/>蠢蛋才會把自己看成什麼世界公民，西方人即便統治了全世界，他還是認為自己是最優秀的白人，而不是什麼世界公民，每天照三餐踐踏異族。因此，把種族或民族這個概念拋棄是不對的。 <text:line-break/><text:line-break/>我年少無知時，雖然特別愛看李小龍的 "精武門" 及 "猛龍過江"，前者打日本鬼子，後者打洋鬼子，但我心裏總以為人就是人，幹嘛分人種、分民族？ <text:line-break/><text:line-break/>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 <text:line-break/><text:line-break/>國父是這麼說的，我直接剪一段給大家複習一下三民主義的民族主義第三講： <text:line-break/><text:line-break/>"民族主義這個東西，是國家圖發達和種族圖生存的寶貝。中國到今日已經失去了這個寶貝。為甚麼中國失去了這個寶貝呢？...依我的觀察，中國的民族主義是已經失去了，這是很明白的；並且不只失去了一天，已經失去了幾百年。 <text:line-break/><text:line-break/>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 <text:line-break/><text:line-break/>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 <text:line-break/><text:line-break/>然則從前做過中國稅務司的英國人赫德，他也曾受過了中國戶部尚書的官銜，比如赫德來滅中國，做中國的皇帝，我們可不可以說中國不是亡國呢？ <text:line-break/><text:line-break/>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 <text:line-break/><text:line-break/>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 <text:line-break/><text:line-break/>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 <text:line-break/><text:line-break/>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 <text:line-break/><text:line-break/>中國的民族主義既亡，...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 <text:line-break/><text:line-break/>由此三十年後，高麗的兒童便不知有高麗了，便不知自己是高麗人了。從前滿洲對待我們也是一樣，所以民族主義滅亡的頭一個原因，就是我們被異族征服；征服的民族，要把被征服的民族所有寶貝，都要完全銷滅。... <text:line-break/><text:line-break/>中國民族主義之所以銷滅，本來因為是亡國，因為被外國人征服。...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 <text:line-break/><text:line-break/>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 <text:line-break/><text:line-break/>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 <text:line-break/><text:line-break/>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 <text:line-break/><text:line-break/>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 <text:line-break/><text:line-break/>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 <text:line-break/><text:line-break/>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 <text:line-break/><text:line-break/>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 <text:line-break/><text:line-break/>好比讀書的人是拿甚麼東西來謀生呢？是拿手中的筆來謀生的，筆是讀書人謀生的工具。民族主義便是人類生存的工具；如果民族主義不能存在，到了世界主義發達之後，我們就不能生存，就要被人淘汰。 <text:line-break/><text:line-break/>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 <text:line-break/><text:line-break/>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 <text:line-break/><text:line-break/>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 <text:line-break/><text:line-break/>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 <text:line-break/><text:line-break/>到了為滿洲所滅的時候，不但世界上的大主人翁做不成，連自己的小家產都保守不穩，百姓的民族思想一齊銷滅了，這好比是竹槓投入了海中一樣。... <text:line-break/><text:line-break/>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 <text:line-break/><text:line-break/>我們的祖宗如果不把竹槓丟了，我們還可以得回那個頭彩，但是他們把竹槓丟得太早了，不知道發財的彩票，還藏在裏面。所以一受外國的政治力和經濟力來壓迫，以後又遭天然的淘汰，我們便有亡國滅種之憂。 <text:line-break/><text:line-break/>此後，我們中國人，如果有方法恢復民族主義，再找得一枝竹槓，那麼就是外國的政治力和經濟力，無論怎麼樣來壓迫，我們民族就是在千萬年之後，決不至于滅亡。... <text:line-break/><text:line-break/>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 <text:line-break/><text:line-break/>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p>
      <text:p text:style-name="P2">秉叡   |  2020.01.07 03:35   |   <text:a xlink:type="simple" xlink:href="http://palinfo.habago.org/Entry?Command=Information_PrintForum&amp;iPage=1#FORUM38369"><text:span text:style-name="T1">#</text:span></text:a></text:p>
      <text:p text:style-name="P3">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2">►►</text:span>引爆日本民眾「亡國感」的暢銷話題作<text:span text:style-name="T3">◄◄</text:span><text:s/><text:line-break/>　　<text:span text:style-name="T2">►►</text:span>總結日本戰後歷史，直指現代日本的病因<text:span text:style-name="T3">◄◄</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2">陳真   |  2020.01.07 02:20   |   <text:a xlink:type="simple" xlink:href="http://palinfo.habago.org/Entry?Command=Information_PrintForum&amp;iPage=1#FORUM38368"><text:span text:style-name="T1">#</text:span></text:a></text:p>
      <text:p text:style-name="P4">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5"><text:span text:style-name="T4">周舟</text:span><text:span text:style-name="T5"><text:s/>  |  2020.01.06 21:04   |   </text:span><text:a xlink:type="simple" xlink:href="http://palinfo.habago.org/Entry?Command=Information_PrintForum&amp;iPage=1#FORUM38367"><text:span text:style-name="T6">#</text:span></text:a></text:p>
      <text:p text:style-name="P6"><text:span text:style-name="T5">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5"><text:span text:style-name="T4">陳真</text:span><text:span text:style-name="T5"><text:s/>  |  2020.01.06 20:08   |   </text:span><text:a xlink:type="simple" xlink:href="http://palinfo.habago.org/Entry?Command=Information_PrintForum&amp;iPage=1#FORUM38366"><text:span text:style-name="T6">#</text:span></text:a></text:p>
      <text:p text:style-name="P7"><text:span text:style-name="T5">這篇寫得不錯。底下略有刪減，全文請看：</text:span><text:span text:style-name="T7">https://www.storm.mg/article/2114066 <text:line-break/><text:line-break/></text:span><text:span text:style-name="T5">陳真</text:span><text:span text:style-name="T7"><text:s/>2019. 01. 06.<text:line-break/><text:line-break/>===========================<text:line-break/></text:span><text:span text:style-name="T5">觀點投書：豢養網軍的蔡英文，單純善良？</text:span><text:span text:style-name="T7"><text:line-break/><text:line-break/></text:span><text:span text:style-name="T5">雁默</text:span><text:span text:style-name="T7"> 2019-12-30 <text:line-break/><text:line-break/></text:span><text:span text:style-name="T5">豢養網軍攻擊政敵的蔡英文，怎麼可能單純善良？（顏麟宇攝）</text:span><text:span text:style-name="T7"><text:line-break/><text:line-break/></text:span><text:span text:style-name="T5">撰寫此文時，「博恩夜夜秀」專訪韓國瑜節目播出還不滿</text:span><text:span text:style-name="T7">2</text:span><text:span text:style-name="T5">天，點閱人數已</text:span><text:span text:style-name="T7">259.3</text:span><text:span text:style-name="T5">萬，數字還在不斷快速升高，</text:span><text:span text:style-name="T7">3</text:span><text:span text:style-name="T5">小時後已</text:span><text:span text:style-name="T7">271.9</text:span><text:span text:style-name="T5">萬，看起來</text:span><text:span text:style-name="T7">3</text:span><text:span text:style-name="T5">日內應該能破</text:span><text:span text:style-name="T7">350</text:span><text:span text:style-name="T5">萬。選前約</text:span><text:span text:style-name="T7">2</text:span><text:span text:style-name="T5">週多一點，年輕選民又重新認識了韓國瑜，選情也滑向逆轉軌道上。</text:span><text:span text:style-name="T7">(</text:span><text:span text:style-name="T5">略</text:span><text:span text:style-name="T7">)<text:line-break/><text:line-break/></text:span><text:span text:style-name="T5">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5">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5">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5">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5">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5">韓國瑜在第二次政見會時，抨擊蔡英文「建立網軍</text:span><text:span text:style-name="T7">199</text:span><text:span text:style-name="T5">吃到飽」，蔡有沒有拿出具題佐證反擊之？沒有，唯獨此事，她異乎尋常地</text:span><text:span text:style-name="T7">Mute</text:span><text:span text:style-name="T5">，不沾鍋就沒事了嗎？</text:span><text:span text:style-name="T7"><text:line-break/><text:line-break/></text:span><text:span text:style-name="T5">講個笑話：蔡英文單純善良</text:span><text:span text:style-name="T7">............</text:span><text:span text:style-name="T5">。這話也說得出口，若非反諷，韓國瑜可能長了「愛與包容癌」。</text:span><text:span text:style-name="T7"><text:line-break/><text:line-break/></text:span><text:span text:style-name="T5">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5">賴，呂，柯，都是阻礙蔡英文連任的路邊大石。以前陳水扁還自己親手搬開大石，現在蔡英文僅需網軍黑手代勞？一切網路化作業，腐敗升級就對了？</text:span><text:span text:style-name="T7">(</text:span><text:span text:style-name="T5">略</text:span><text:span text:style-name="T7">)<text:line-break/><text:line-break/></text:span><text:span text:style-name="T5">別忘了，這一切，都是蘇啟誠以生命控訴換來的。</text:span><text:span text:style-name="T7"><text:line-break/><text:line-break/></text:span><text:span text:style-name="T5">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5">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5">根據「耀正毅」</text:span><text:span text:style-name="T7">3</text:span><text:span text:style-name="T5">人組的說法，民進黨網軍可謂組織嚴密，手段多樣，目標明確，而且資源無虞。其資金來源疑似有三</text:span><text:span text:style-name="T7">: </text:span><text:span text:style-name="T5">民進黨政黨補助款，政府標案，特定公司補助。而這三大來源，沒有一項不是民脂民膏，不是嗎？蘇貞昌要不要再「哼」一次給國人看看？</text:span><text:span text:style-name="T7"><text:line-break/><text:line-break/></text:span><text:span text:style-name="T5">腐敗證據確鑿，蔡英文的回應卻是「邱毅的話能信嗎？」。</text:span><text:span text:style-name="T7"><text:line-break/><text:line-break/></text:span><text:span text:style-name="T5">秉皇上，邱毅的意識形態，品格，信用，長相與他手中的證據一點關係也沒有，請回應證據，而不是反過來質疑揭弊者人格。</text:span><text:span text:style-name="T7"><text:line-break/><text:line-break/></text:span><text:span text:style-name="T5">按目前「耀正毅」揭發的網軍政商結構，正是不折不扣的「魔獸世界」，地下東廠，而民進黨想以「反滲透法」來遮蓋自身腐敗，我就想問台灣人民一句</text:span><text:span text:style-name="T7">: </text:span><text:span text:style-name="T5">到底是共產黨在吃你納稅錢養東廠，還是民進黨？</text:span><text:span text:style-name="T7"><text:line-break/><text:line-break/></text:span><text:span text:style-name="T5">民進黨從你口袋掏錢，再用這筆錢養網軍洗腦你，好讓自己連任繼續掏你口袋，請問，你的口袋是有多深？繼續投綠，腦袋是有多笨？</text:span><text:span text:style-name="T7"><text:line-break/><text:line-break/></text:span><text:span text:style-name="T5">「耀正毅」</text:span><text:span text:style-name="T7">3</text:span><text:span text:style-name="T5">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5">再笑一次：蔡英文單純善良。</text:span><text:span text:style-name="T7"><text:line-break/><text:line-break/></text:span><text:span text:style-name="T5">＊作者為自由撰稿人</text:span></text:p>
      <text:p text:style-name="P5"><text:span text:style-name="T4">陳真</text:span><text:span text:style-name="T5"><text:s/>  |  2020.01.06 19:41   |   </text:span><text:a xlink:type="simple" xlink:href="http://palinfo.habago.org/Entry?Command=Information_PrintForum&amp;iPage=1#FORUM38365"><text:span text:style-name="T6">#</text:span></text:a></text:p>
      <text:p text:style-name="P6"><text:span text:style-name="T5">萬康，</text:span><text:span text:style-name="T7"><text:line-break/><text:line-break/></text:span><text:span text:style-name="T5">就事論事，若有冒犯，還請原諒。</text:span><text:span text:style-name="T7"><text:line-break/><text:line-break/></text:span><text:span text:style-name="T5">任何人去到那些被美國</text:span><text:span text:style-name="T7"><text:s/>"</text:span><text:span text:style-name="T5">民主輸入</text:span><text:span text:style-name="T7">" </text:span><text:span text:style-name="T5">的國家，都有成為暴力犯罪受害者的高度風險。</text:span><text:span text:style-name="T7"><text:line-break/><text:line-break/></text:span><text:span text:style-name="T5">比方說伊拉克，原本整個國家逐漸步上正軌，社會趨穩，公衛設施在中東更是首屈一指，新生兒死亡率偏低，意味著一種良好的公衛狀況。</text:span><text:span text:style-name="T7"><text:line-break/><text:line-break/></text:span><text:span text:style-name="T5">但是，海珊不太聽美國把拔的話，竟然在</text:span><text:span text:style-name="T7">2002</text:span><text:span text:style-name="T5">年年底準備要以歐元做為儲備貨幣，並宣布說聯合國之</text:span><text:span text:style-name="T7"><text:s/>"</text:span><text:span text:style-name="T5">以油換糧</text:span><text:span text:style-name="T7">" </text:span><text:span text:style-name="T5">計畫將一併改為歐元計價。</text:span><text:span text:style-name="T7"><text:line-break/><text:line-break/></text:span><text:span text:style-name="T5">隔年，美國就入侵、血洗了伊拉克，吊死海珊，上百萬人淪為戰爭亡魂。</text:span><text:span text:style-name="T7"><text:line-break/><text:line-break/></text:span><text:span text:style-name="T5">海珊過去是美國口中的</text:span><text:span text:style-name="T7"><text:s/>"</text:span><text:span text:style-name="T5">民主鬥士</text:span><text:span text:style-name="T7">"</text:span><text:span text:style-name="T5">，但是因為太不聽話，很快就變成</text:span><text:span text:style-name="T7"><text:s/>"</text:span><text:span text:style-name="T5">恐怖份子</text:span><text:span text:style-name="T7">"</text:span><text:span text:style-name="T5">，伊拉克則被美國點名為</text:span><text:span text:style-name="T7"><text:s/>"</text:span><text:span text:style-name="T5">邪惡軸心國</text:span><text:span text:style-name="T7">" </text:span><text:span text:style-name="T5">的</text:span><text:span text:style-name="T7"><text:s/>"</text:span><text:span text:style-name="T5">榜首</text:span><text:span text:style-name="T7">"</text:span><text:span text:style-name="T5">。</text:span><text:span text:style-name="T7"><text:line-break/><text:line-break/></text:span><text:span text:style-name="T5">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5">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5">美軍入侵時，甚至還特別</text:span><text:span text:style-name="T7"><text:s/>"</text:span><text:span text:style-name="T5">開放</text:span><text:span text:style-name="T7">" </text:span><text:span text:style-name="T5">具有人類文明重要價值的伊拉克博物館供大家搶，而故意不加以阻止。布希讚賞說</text:span><text:span text:style-name="T7"><text:s/>"</text:span><text:span text:style-name="T5">自由就是這麼一回事</text:span><text:span text:style-name="T7">"</text:span><text:span text:style-name="T5">，並說這是追求自由的代價。</text:span><text:span text:style-name="T7"><text:line-break/><text:line-break/></text:span><text:span text:style-name="T5">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5">，有時連自身也會被炸被殺。根據各項鐵證，美國就曾多次蓄意轟炸</text:span><text:span text:style-name="T7"><text:s/>MSF </text:span><text:span text:style-name="T5">的醫療院所，甚至把一整個醫院幾十個醫護人員全殺掉。</text:span><text:span text:style-name="T7"><text:line-break/><text:line-break/></text:span><text:span text:style-name="T5">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5">他們並非無知，他們完全知道危險，但仍然還是為所當為。如果你了解他們，就不會以為他們只是什麼被無端扯入的倒霉鬼似的。</text:span><text:span text:style-name="T7"><text:line-break/><text:line-break/></text:span><text:span text:style-name="T5">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5"><text:span text:style-name="T4">謝穎芝</text:span><text:span text:style-name="T5"><text:s/>  |  2020.01.06 17:08   |   </text:span><text:a xlink:type="simple" xlink:href="http://palinfo.habago.org/Entry?Command=Information_PrintForum&amp;iPage=1#FORUM38364"><text:span text:style-name="T6">#</text:span></text:a></text:p>
      <text:p text:style-name="P7"><text:span text:style-name="T5">林靜儀的「統一言論叛國說」打臉了蔡啥洨的「維持現狀論」，綠渣亂黨東騙西騙，無奈就是有一堆蠢蛋會買單，真是無言～</text:span></text:p>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4">陳真</text:span><text:span text:style-name="T5"><text:s/>  |  2020.01.04 03:48   |   </text:span><text:a xlink:type="simple" xlink:href="http://palinfo.habago.org/Entry?Command=Information_PrintForum#FORUM38348"><text:span text:style-name="T6">#</text:span></text:a></text:p>
      <text:p text:style-name="P6"><text:span text:style-name="T5">卡韓政變</text:span><text:span text:style-name="T7"><text:s/>(223)</text:span><text:span text:style-name="T5">：黑鷹為何失事？</text:span><text:span text:style-name="T7"><text:line-break/><text:line-break/></text:span><text:span text:style-name="T5">陳真</text:span><text:span text:style-name="T7"><text:s/>2020. 1. 4.<text:line-break/><text:line-break/><text:line-break/></text:span><text:span text:style-name="T5">美國賣給台灣的黑鷹直升機，號稱「直升機界的勞斯萊斯」，一台要價</text:span><text:span text:style-name="T7">14</text:span><text:span text:style-name="T5">億，卻兩年掉兩架，失事率相當高。這不是很奇怪嗎？這可以用「單純意外」來解釋嗎？更奇怪的是為何會剛好發生在這個總統大選的關鍵時間點？</text:span><text:span text:style-name="T7"><text:line-break/><text:line-break/></text:span><text:span text:style-name="T5">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5">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5">事發後，一些綠媒馬上把箭頭指向是「中國暗殺」。更卑鄙齷齪的是，</text:span><text:span text:style-name="T7">AIT </text:span><text:span text:style-name="T5">及美國參謀長竟然違反常態，第一時間紛紛發文悼念罹難的參謀總長沈一鳴，說他是「對抗中國威脅的重要人物」！這話是什麼意思，不言可喻。</text:span><text:span text:style-name="T7"><text:line-break/><text:line-break/></text:span><text:span text:style-name="T5">緊接著，美國幾乎所有主流媒體突然如此重視台灣，全都在事發後幾小時內大幅報導。</text:span><text:span text:style-name="T7">AIT </text:span><text:span text:style-name="T5">居然還降半旗！媽的，如果這不是帶風向，什麼是帶風向？</text:span><text:span text:style-name="T7"><text:line-break/><text:line-break/></text:span><text:span text:style-name="T5">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5">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5">各位還記得十一月發生的玻利維亞軍事政變吧？總統莫拉萊斯被美國</text:span><text:span text:style-name="T7"><text:s/>CIA </text:span><text:span text:style-name="T5">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5">結論是：</text:span><text:span text:style-name="T7"><text:line-break/><text:line-break/></text:span><text:span text:style-name="T5">一，我並非說這件事就是美國幹的。但是，如果美國和綠營硬要誣賴或影射對岸所為，那麼，依其邏輯，我們更應該把懷疑的箭頭指向美國才對。</text:span><text:span text:style-name="T7"><text:line-break/><text:line-break/></text:span><text:span text:style-name="T5">二，陰謀論通常不足採信，但懷疑論卻往往具有一定的現實基礎。造謠是不對的，但懷疑卻很合理；我不相信政治上會有那麼多「偶然」。</text:span><text:span text:style-name="T7"><text:line-break/><text:line-break/></text:span><text:span text:style-name="T5">三，在這件事情上，如果你可以懷疑那根本無可懷疑的中國大陸，那我們為何不能懷疑那事實上相當可疑而且類似之暗殺前科根本罄竹難書的美國？</text:span></text:p>
      <text:p text:style-name="P5"><text:span text:style-name="T4">阿海</text:span><text:span text:style-name="T5"><text:s/>  |  2020.01.03 18:57   |   </text:span><text:a xlink:type="simple" xlink:href="http://palinfo.habago.org/Entry?Command=Information_PrintForum#FORUM38347"><text:span text:style-name="T6">#</text:span></text:a></text:p>
      <text:p text:style-name="P7"><text:span text:style-name="T5">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4">陳真</text:span><text:span text:style-name="T5"><text:s/>  |  2020.01.01 12:03   |   </text:span><text:a xlink:type="simple" xlink:href="http://palinfo.habago.org/Entry?Command=Information_PrintForum&amp;iPage=1#FORUM38335"><text:span text:style-name="T6">#</text:span></text:a></text:p>
      <text:p text:style-name="P6"><text:span text:style-name="T5">更正：</text:span><text:span text:style-name="T7"><text:line-break/><text:line-break/></text:span><text:span text:style-name="T5">重返戒嚴內文提到解嚴</text:span><text:span text:style-name="T7">30</text:span><text:span text:style-name="T5">周年，</text:span><text:span text:style-name="T7">2007</text:span><text:span text:style-name="T5">年應為</text:span><text:span text:style-name="T7">20</text:span><text:span text:style-name="T5">周年才對。若有轉載或轉寄，煩請更正。謝謝。</text:span><text:span text:style-name="T7"><text:line-break/><text:line-break/></text:span><text:span text:style-name="T5">陳真</text:span></text:p>
      <text:p text:style-name="P5"><text:span text:style-name="T4">謝穎芝</text:span><text:span text:style-name="T5"><text:s/>  |  2020.01.01 12:02   |   </text:span><text:a xlink:type="simple" xlink:href="http://palinfo.habago.org/Entry?Command=Information_PrintForum&amp;iPage=1#FORUM38334"><text:span text:style-name="T6">#</text:span></text:a></text:p>
      <text:p text:style-name="P7"><text:span text:style-name="T5">從昨晚這個網站就連不上，</text:span><text:span text:style-name="T7"><text:line-break/></text:span><text:span text:style-name="T5">是不是又遭受</text:span><text:span text:style-name="T7"><text:s/>DoS </text:span><text:span text:style-name="T5">攻擊了？</text:span><text:span text:style-name="T7"><text:line-break/></text:span><text:span text:style-name="T5">網頁一直回覆「伺服器沒有回應」或出現「</text:span><text:span text:style-name="T7">palinfo.habago.org </text:span><text:span text:style-name="T5">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